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9.544cm"/>
    </style:style>
    <style:style style:name="co4" style:family="table-column">
      <style:table-column-properties fo:break-before="auto" style:column-width="12.25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73cm" fo:break-before="auto" style:use-optimal-row-height="false"/>
    </style:style>
    <style:style style:name="ro2" style:family="table-row">
      <style:table-row-properties style:row-height="0.893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font-name="Arial1" fo:font-size="10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1" fo:font-size="10pt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ext-properties style:font-name="Arial1" fo:font-size="10pt"/>
    </style:style>
    <style:style style:name="ce6" style:family="table-cell" style:parent-style-name="Default">
      <style:table-cell-properties fo:wrap-option="wrap" style:vertical-align="top"/>
      <style:text-properties style:font-name="Arial1" fo:font-size="10pt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9" table:default-cell-style-name="ce5"/>
        <table:table-row table:style-name="ro1"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rts</text:p>
          </table:table-cell>
          <table:table-cell office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6" office:value-type="string">
            <text:p>100k</text:p>
          </table:table-cell>
          <table:table-cell table:style-name="ce6" office:value-type="string">
            <text:p>R-EU_0207/2V</text:p>
          </table:table-cell>
          <table:table-cell table:style-name="ce6" office:value-type="string">
            <text:p>R1, R2, R3, R4, R6, R9, R11, R12, R13, R14, R15, R16, R19, R20, R21, R22, R23, R24, R25, R26</text:p>
          </table:table-cell>
          <table:table-cell table:style-name="ce6" table:number-columns-repeated="1019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100n</text:p>
          </table:table-cell>
          <table:table-cell office:value-type="string">
            <text:p>C-EU025-025X050</text:p>
          </table:table-cell>
          <table:table-cell office:value-type="string">
            <text:p>C7, C8, C9</text:p>
          </table:table-cell>
          <table:table-cell office:value-type="string">
            <text:p>Ceramic capacitors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100n</text:p>
          </table:table-cell>
          <table:table-cell office:value-type="string">
            <text:p>C-EU050-025X075</text:p>
          </table:table-cell>
          <table:table-cell office:value-type="string">
            <text:p>C5, C6, C11, C12, C13, C14</text:p>
          </table:table-cell>
          <table:table-cell office:value-type="string">
            <text:p>DC elimination capacitors. Can be skipped if desired.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100p</text:p>
          </table:table-cell>
          <table:table-cell office:value-type="string">
            <text:p>C-EU025-025X050</text:p>
          </table:table-cell>
          <table:table-cell office:value-type="string">
            <text:p>C1, C2, C3, C4</text:p>
          </table:table-cell>
          <table:table-cell office:value-type="string">
            <text:p>Ceramics, 47-100pF OK. 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POT_USVERTICAL</text:p>
          </table:table-cell>
          <table:table-cell office:value-type="string">
            <text:p>R5_AF, R8_AQ, R17_BF, R18_BQ</text:p>
          </table:table-cell>
          <table:table-cell table:style-name="ce7" office:value-type="string">
            <text:p>ALPS 10K lin PCB mount potentiometer <text:s/>Mouser Pt No 688-RK09D1130C2P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1k</text:p>
          </table:table-cell>
          <table:table-cell office:value-type="string">
            <text:p>R-EU_0207/2V</text:p>
          </table:table-cell>
          <table:table-cell office:value-type="string">
            <text:p>R7, R1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style-name="ce2" office:value-type="float" office:value="8">
            <text:p>8</text:p>
          </table:table-cell>
          <table:table-cell table:number-columns-repeated="2" table:style-name="ce6" office:value-type="string">
            <text:p>AUDIO-JACKERTHENVAR</text:p>
          </table:table-cell>
          <table:table-cell table:style-name="ce6" office:value-type="string">
            <text:p>AU_A_IN, AU_A_OUT, AU_B_IN, AU_B_OUT, CV_AF_IN, CV_AQ_IN, CV_BF_IN, CV_BQ_IN</text:p>
          </table:table-cell>
          <table:table-cell table:style-name="ce6" office:value-type="string">
            <text:p>Switching Mono 3.5mm Audio Jack from Erthenvar.</text:p>
          </table:table-cell>
          <table:table-cell table:style-name="ce6" table:number-columns-repeated="1018"/>
          <table:table-cell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UDIO</text:p>
          </table:table-cell>
          <table:table-cell office:value-type="string">
            <text:p>PINHD-1X10</text:p>
          </table:table-cell>
          <table:table-cell office:value-type="string">
            <text:p>JP3</text:p>
          </table:table-cell>
          <table:table-cell office:value-type="string">
            <text:p>Arduino board stacking connector (mounted on back side of PCB)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Vs</text:p>
          </table:table-cell>
          <table:table-cell office:value-type="string">
            <text:p>PINHD-1X8</text:p>
          </table:table-cell>
          <table:table-cell office:value-type="string">
            <text:p>JP2</text:p>
          </table:table-cell>
          <table:table-cell office:value-type="string">
            <text:p>Arduino board stacking connector (mounted on back side of PCB)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ower</text:p>
          </table:table-cell>
          <table:table-cell office:value-type="string">
            <text:p>PINHD-1X8</text:p>
          </table:table-cell>
          <table:table-cell office:value-type="string">
            <text:p>JP1</text:p>
          </table:table-cell>
          <table:table-cell office:value-type="string">
            <text:p>Arduino board stacking connector (mounted on back side of PCB)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table:number-columns-repeated="2" office:value-type="string">
            <text:p>TL2285</text:p>
          </table:table-cell>
          <table:table-cell office:value-type="string">
            <text:p>A_BP, A_HP, A_LP, B_BP, B_HP, B_LP</text:p>
          </table:table-cell>
          <table:table-cell table:style-name="ce7" office:value-type="string">
            <text:p>E-Switch TL2285 (PCB switch, latching) Mouser Pt.No. 612-TL2285EE300Q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table:number-columns-repeated="2" office:value-type="string">
            <text:p>TS924N</text:p>
          </table:table-cell>
          <table:table-cell office:value-type="string">
            <text:p>IC1</text:p>
          </table:table-cell>
          <table:table-cell office:value-type="string">
            <text:p>R2R Opamp (Prototypes use TLV2374)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7" office:value-type="string">
            <text:p>cap for switch SW1</text:p>
          </table:table-cell>
          <table:table-cell table:style-name="ce7" table:number-columns-repeated="2"/>
          <table:table-cell table:style-name="ce7" office:value-type="string">
            <text:p>Mouser part no 612-1RWHT, 612-1R-BK, 612-1R-RD</text:p>
          </table:table-cell>
          <table:table-cell table:number-columns-repeated="1019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8" office:value-type="string">
            <text:p>knobs for potentiometers</text:p>
          </table:table-cell>
          <table:table-cell table:style-name="ce8" table:number-columns-repeated="2"/>
          <table:table-cell table:style-name="ce8" office:value-type="string">
            <text:p>The pots mentioned have 6mm D-shaped shafts. The panel is designed to have bigger knobs for the frequency settings. </text:p>
          </table:table-cell>
          <table:table-cell table:style-name="ce6"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0x01 Panel IO PCB</text:p>
          </table:table-cell>
          <table:table-cell table:number-columns-repeated="102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0x01 Front panel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12mm M3 spacer bolts</text:p>
          </table:table-cell>
          <table:table-cell table:number-columns-repeated="2"/>
          <table:table-cell office:value-type="string">
            <text:p>Total 8. Screw → front panel → spacer → PCB → spacer-&gt; PCB → nut.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6mm M3 screws</text:p>
          </table:table-cell>
          <table:table-cell table:number-columns-repeated="102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3 nuts</text:p>
          </table:table-cell>
          <table:table-cell table:number-columns-repeated="1022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number-style style:name="N5109P0" style:volatile="true" number:language="sv" number:country="SE">
      <number:number number:decimal-places="0" number:min-integer-digits="1" number:grouping="true"/>
      <number:text> kr</number:text>
    </number:number-style>
    <number:number-style style:name="N5109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9P0"/>
    </number:number-style>
    <number:number-style style:name="N5110P0" style:volatile="true" number:language="sv" number:country="SE">
      <number:number number:decimal-places="0" number:min-integer-digits="1" number:grouping="true"/>
      <number:text> kr</number:text>
    </number:number-style>
    <number:number-style style:name="N5110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10P0"/>
    </number:number-style>
    <number:number-style style:name="N5112P0" style:volatile="true" number:language="sv" number:country="SE">
      <number:number number:decimal-places="2" number:min-integer-digits="1" number:grouping="true"/>
      <number:text> kr</number:text>
    </number:number-style>
    <number:number-style style:name="N5112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2P0"/>
    </number:number-style>
    <number:number-style style:name="N5113P0" style:volatile="true" number:language="sv" number:country="SE">
      <number:number number:decimal-places="2" number:min-integer-digits="1" number:grouping="true"/>
      <number:text> kr</number:text>
    </number:number-style>
    <number:number-style style:name="N5113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3P0"/>
    </number:number-style>
    <number:date-style style:name="N5114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5" number:language="sv" number:country="SE">
      <number:day number:style="long"/>
      <number:text>-</number:text>
      <number:month number:textual="true"/>
    </number:date-style>
    <number:date-style style:name="N5116" number:language="sv" number:country="SE">
      <number:month number:textual="true"/>
      <number:text>-</number:text>
      <number:year/>
    </number:date-style>
    <number:time-style style:name="N5117" number:language="sv" number:country="SE">
      <number:hours/>
      <number:text>:</number:text>
      <number:minutes number:style="long"/>
      <number:text> </number:text>
      <number:am-pm/>
    </number:time-style>
    <number:time-style style:name="N5118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9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21P0" style:volatile="true" number:language="sv" number:country="SE">
      <number:number number:decimal-places="0" number:min-integer-digits="1" number:grouping="true"/>
      <number:text>    </number:text>
    </number:number-style>
    <number:number-style style:name="N5121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21P0"/>
    </number:number-style>
    <number:number-style style:name="N5122P0" style:volatile="true" number:language="sv" number:country="SE">
      <number:number number:decimal-places="0" number:min-integer-digits="1" number:grouping="true"/>
      <number:text>    </number:text>
    </number:number-style>
    <number:number-style style:name="N5122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2P0"/>
    </number:number-style>
    <number:number-style style:name="N5124P0" style:volatile="true" number:language="sv" number:country="SE">
      <number:number number:decimal-places="2" number:min-integer-digits="1" number:grouping="true"/>
      <number:text>    </number:text>
    </number:number-style>
    <number:number-style style:name="N5124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4P0"/>
    </number:number-style>
    <number:number-style style:name="N5125P0" style:volatile="true" number:language="sv" number:country="SE">
      <number:number number:decimal-places="2" number:min-integer-digits="1" number:grouping="true"/>
      <number:text>    </number:text>
    </number:number-style>
    <number:number-style style:name="N5125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5P0"/>
    </number:number-style>
    <number:number-style style:name="N5129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9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9P2" style:volatile="true" number:language="sv" number:country="SE">
      <number:text> -     </number:text>
    </number:number-style>
    <number:text-style style:name="N5129" number:language="sv" number:country="SE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3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3P2" style:volatile="true" number:language="sv" number:country="SE">
      <number:text> - kr </number:text>
    </number:number-style>
    <number:text-style style:name="N5133" number:language="sv" number:country="SE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7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7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7" number:language="sv" number:country="SE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number-style style:name="N5141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41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41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41" number:language="sv" number:country="SE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time-style style:name="N5142" number:language="sv" number:country="SE">
      <number:minutes number:style="long"/>
      <number:text>:</number:text>
      <number:seconds number:style="long"/>
    </number:time-style>
    <number:time-style style:name="N5143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4" number:language="sv" number:country="SE">
      <number:minutes number:style="long"/>
      <number:text>:</number:text>
      <number:seconds number:style="long" number:decimal-places="1"/>
    </number:time-style>
    <number:number-style style:name="N5145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7T18:14:34</dc:date>
    <meta:generator>LibreOffice/3.5$MacOSX_x86 LibreOffice_project/e0fbe70-dcba98b-297ab39-994e618-0f858f0</meta:generator>
    <meta:editing-duration>P0D</meta:editing-duration>
    <meta:editing-cycles>2</meta:editing-cycles>
    <meta:document-statistic meta:table-count="1" meta:cell-count="80" meta:object-count="0"/>
  </office:meta>
</office:document-meta>
</file>